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00cc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082cm" fo:min-width="12.357cm" fo:padding-top="0.178cm" fo:padding-bottom="0.178cm" fo:padding-left="0.303cm" fo:padding-right="0.303cm"/>
    </style:style>
    <style:style style:name="P1" style:family="paragraph">
      <style:paragraph-properties fo:text-align="center"/>
      <style:text-properties fo:color="#ffffff" style:font-name="PT Sans" fo:font-size="12pt" fo:font-weight="bold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5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6" style:family="paragraph">
      <loext:graphic-properties draw:fill-color="#ff00cc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8" style:family="paragraph">
      <style:paragraph-properties fo:text-align="center"/>
      <style:text-properties fo:color="#000000" style:font-name="PT Sans" fo:font-size="12pt" fo:font-weight="bold"/>
    </style:style>
    <style:style style:name="P9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3.375cm" svg:y="1.47cm">
          <text:p text:style-name="P1">DAT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.27cm" svg:height="1.27cm" svg:x="10.995cm" svg:y="1.47cm">
          <text:p text:style-name="P3"><text:span text:style-name="T1">HE−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27cm" svg:height="1.27cm" svg:x="9.09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7cm" svg:height="1.27cm" svg:x="5.28cm" svg:y="1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7cm" svg:height="1.27cm" svg:x="1.47cm" svg:y="1.47cm">
          <text:p text:style-name="P3"><text:span text:style-name="T1">HE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27cm" svg:height="1.27cm" svg:x="7.185cm" svg:y="1.47cm">
          <text:p text:style-name="P8">P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13.335cm" svg:height="3.81cm" svg:x="0.2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35cm" fo:page-height="4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10T13:54:56.228764468</dc:date>
    <meta:editing-duration>PT45M47S</meta:editing-duration>
    <meta:editing-cycles>19</meta:editing-cycles>
    <meta:generator>LibreOffice/5.1.4.2$Linux_X86_64 LibreOffice_project/10m0$Build-2</meta:generator>
    <meta:document-statistic meta:object-count="7"/>
  </office:meta>
</office:document-meta>
</file>